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BD0000010BCEF041E93B86C6B8.jpg"/>
  <manifest:file-entry manifest:media-type="image/jpeg" manifest:full-path="Pictures/10000000000001E0000001E09475DE34.jpg"/>
  <manifest:file-entry manifest:media-type="image/png" manifest:full-path="Pictures/100002010000010000000100C8F37F4776D65ACB.png"/>
  <manifest:file-entry manifest:media-type="image/png" manifest:full-path="Pictures/100002010000023B000001F476A2D41905D031B6.png"/>
  <manifest:file-entry manifest:media-type="image/png" manifest:full-path="Pictures/100002010000010000000100567239868C0A57BE.png"/>
  <manifest:file-entry manifest:media-type="image/png" manifest:full-path="Pictures/1000020100000217000001F43AEB97C2EF3498FA.png"/>
  <manifest:file-entry manifest:media-type="image/png" manifest:full-path="Pictures/100002010000036500000400D3D9F24E299C4D55.png"/>
  <manifest:file-entry manifest:media-type="image/jpeg" manifest:full-path="Pictures/10000000000001AB000000DF6008599221624F1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7.9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9.866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objectwithoutfill">
      <style:graphic-properties draw:marker-end="Rounded_20_large_20_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5cm" fo:min-width="3.3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5cm" fo:min-width="3.029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16cm" fo:min-width="0.26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16cm" fo:min-width="0.268cm"/>
    </style:style>
    <style:style style:name="gr11" style:family="graphic" style:parent-style-name="objectwithoutfill">
      <style:graphic-properties draw:marker-end="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5cm" fo:min-width="2.0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5cm" fo:min-width="2.296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.6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5cm" fo:min-width="4.11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37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173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normal"/>
    </style:style>
    <style:style style:name="P3" style:family="paragraph">
      <style:text-properties fo:font-family="Arial" style:font-family-generic="swiss" style:font-pitch="variable" fo:font-size="24pt" fo:font-weight="normal"/>
    </style:style>
    <style:style style:name="T1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81cm" svg:height="3.048cm" svg:x="20.177cm" svg:y="15.062cm">
          <draw:image xlink:href="Pictures/100002010000023B000001F476A2D41905D031B6.png" xlink:type="simple" xlink:show="embed" xlink:actuate="onLoad">
            <text:p/>
          </draw:image>
        </draw:frame>
        <draw:frame draw:style-name="gr2" draw:text-style-name="P1" draw:layer="layout" svg:width="3.171cm" svg:height="3.302cm" svg:x="22.707cm" svg:y="13.411cm">
          <draw:image xlink:href="Pictures/1000020100000217000001F43AEB97C2EF3498FA.png" xlink:type="simple" xlink:show="embed" xlink:actuate="onLoad">
            <text:p/>
          </draw:image>
        </draw:frame>
        <draw:frame draw:style-name="gr1" draw:text-style-name="P1" draw:layer="layout" svg:width="11.291cm" svg:height="6.477cm" svg:x="8.983cm" svg:y="3.186cm">
          <draw:image xlink:href="Pictures/10000000000001AB000000DF6008599221624F1D.jpg" xlink:type="simple" xlink:show="embed" xlink:actuate="onLoad">
            <text:p/>
          </draw:image>
        </draw:frame>
        <draw:frame draw:style-name="gr1" draw:text-style-name="P1" draw:layer="layout" svg:width="2.229cm" svg:height="3.148cm" svg:x="11.633cm" svg:y="5.318cm">
          <draw:image xlink:href="Pictures/10000000000000BD0000010BCEF041E93B86C6B8.jpg" xlink:type="simple" xlink:show="embed" xlink:actuate="onLoad">
            <text:p/>
          </draw:image>
        </draw:frame>
        <draw:frame draw:style-name="gr1" draw:text-style-name="P1" draw:layer="layout" svg:width="2.229cm" svg:height="3.148cm" svg:x="13.735cm" svg:y="5.318cm">
          <draw:image xlink:href="Pictures/10000000000000BD0000010BCEF041E93B86C6B8.jpg" xlink:type="simple" xlink:show="embed" xlink:actuate="onLoad">
            <text:p/>
          </draw:image>
        </draw:frame>
        <draw:frame draw:style-name="gr1" draw:text-style-name="P1" draw:layer="layout" svg:width="2.229cm" svg:height="3.148cm" svg:x="15.797cm" svg:y="5.318cm">
          <draw:image xlink:href="Pictures/10000000000000BD0000010BCEF041E93B86C6B8.jpg" xlink:type="simple" xlink:show="embed" xlink:actuate="onLoad">
            <text:p/>
          </draw:image>
        </draw:frame>
        <draw:frame draw:style-name="gr3" draw:text-style-name="P3" draw:layer="layout" svg:width="10.201cm" svg:height="1.195cm" svg:x="8.363cm" svg:y="15.089cm">
          <draw:text-box>
            <text:p text:style-name="P2"><text:span text:style-name="T1">search control (trapdoors)</text:span></text:p>
          </draw:text-box>
        </draw:frame>
        <draw:frame draw:style-name="gr4" draw:text-style-name="P3" draw:layer="layout" svg:width="12.597cm" svg:height="1.195cm" svg:x="7.039cm" svg:y="16.756cm">
          <draw:text-box>
            <text:p text:style-name="P2"><text:span text:style-name="T1">access control (encryption keys)</text:span></text:p>
          </draw:text-box>
        </draw:frame>
        <draw:line draw:style-name="gr5" draw:text-style-name="P1" draw:layer="layout" svg:x1="6.715cm" svg:y1="16.367cm" svg:x2="19.923cm" svg:y2="16.367cm">
          <text:p/>
        </draw:line>
        <draw:path draw:style-name="gr6" draw:text-style-name="P1" draw:layer="layout" svg:width="7.746cm" svg:height="5.968cm" svg:x="3.286cm" svg:y="6.588cm" svg:viewBox="0 0 7747 5969" svg:d="M0 5969c1397-4826 7747-5969 7747-5969">
          <text:p/>
        </draw:path>
        <draw:frame draw:style-name="gr7" draw:text-style-name="P3" draw:layer="layout" svg:width="4.642cm" svg:height="2.139cm" svg:x="2.532cm" svg:y="7.35cm">
          <draw:text-box>
            <text:p text:style-name="P2"><text:span text:style-name="T1">encrypted</text:span></text:p>
            <text:p text:style-name="P2"><text:span text:style-name="T1">documents</text:span></text:p>
          </draw:text-box>
        </draw:frame>
        <draw:path draw:style-name="gr6" draw:text-style-name="P1" draw:layer="layout" svg:width="6.603cm" svg:height="4.952cm" svg:x="5.572cm" svg:y="8.239cm" svg:viewBox="0 0 6604 4953" svg:d="M0 4953c5081-2286 6604-4953 6604-4953">
          <text:p/>
        </draw:path>
        <draw:frame draw:style-name="gr8" draw:text-style-name="P3" draw:layer="layout" svg:width="4.219cm" svg:height="2.139cm" svg:x="9.433cm" svg:y="10.751cm">
          <draw:text-box>
            <text:p text:style-name="P2"><text:span text:style-name="T1">encrypted</text:span></text:p>
            <text:p text:style-name="P2"><text:span text:style-name="T1">index</text:span></text:p>
          </draw:text-box>
        </draw:frame>
        <draw:frame draw:style-name="gr1" draw:text-style-name="P1" draw:layer="layout" svg:width="2.54cm" svg:height="2.993cm" svg:x="5.699cm" svg:y="4.484cm">
          <draw:image xlink:href="Pictures/100002010000036500000400D3D9F24E299C4D55.png" xlink:type="simple" xlink:show="embed" xlink:actuate="onLoad">
            <text:p/>
          </draw:image>
        </draw:frame>
        <draw:g>
          <draw:custom-shape draw:style-name="gr9" draw:text-style-name="P1" xml:id="id1" draw:id="id1" draw:layer="layout" svg:width="0.769cm" svg:height="0.466cm" svg:x="8.125cm" svg:y="8.74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xml:id="id2" draw:id="id2" draw:layer="layout" svg:width="0.768cm" svg:height="0.466cm" svg:x="7.314cm" svg:y="9.50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xml:id="id3" draw:id="id3" draw:layer="layout" svg:width="0.768cm" svg:height="0.466cm" svg:x="8.766cm" svg:y="9.50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xml:id="id5" draw:id="id5" draw:layer="layout" svg:width="0.769cm" svg:height="0.466cm" svg:x="7.698cm" svg:y="10.312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1" xml:id="id4" draw:id="id4" draw:layer="layout" svg:width="0.769cm" svg:height="0.466cm" svg:x="6.588cm" svg:y="10.31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xml:id="id6" draw:id="id6" draw:layer="layout" svg:width="0.769cm" svg:height="0.466cm" svg:x="8.639cm" svg:y="10.31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1" xml:id="id7" draw:id="id7" draw:layer="layout" svg:width="0.769cm" svg:height="0.466cm" svg:x="9.614cm" svg:y="10.313cm">
            <text:p/>
            <draw:enhanced-geometry svg:viewBox="0 0 21600 21600" draw:mirror-vertical="true" draw:type="rectangle" draw:enhanced-path="M 0 0 L 21600 0 21600 21600 0 21600 0 0 Z N"/>
          </draw:custom-shape>
          <draw:connector draw:style-name="gr11" draw:text-style-name="P1" draw:layer="layout" draw:type="line" svg:x1="8.509cm" svg:y1="9.211cm" svg:x2="7.698cm" svg:y2="9.507cm" draw:start-shape="id1" draw:start-glue-point="2" draw:end-shape="id2" draw:end-glue-point="0" svg:d="M8509 9211l-811 296">
            <text:p/>
          </draw:connector>
          <draw:connector draw:style-name="gr11" draw:text-style-name="P1" draw:layer="layout" draw:type="line" svg:x1="8.509cm" svg:y1="9.211cm" svg:x2="9.15cm" svg:y2="9.507cm" draw:start-shape="id1" draw:start-glue-point="2" draw:end-shape="id3" draw:end-glue-point="0" svg:d="M8509 9211l641 296">
            <text:p/>
          </draw:connector>
          <draw:connector draw:style-name="gr11" draw:text-style-name="P1" draw:layer="layout" draw:type="line" svg:x1="7.698cm" svg:y1="9.973cm" svg:x2="6.972cm" svg:y2="10.312cm" draw:start-shape="id2" draw:start-glue-point="2" draw:end-shape="id4" draw:end-glue-point="0" svg:d="M7698 9973l-726 339">
            <text:p/>
          </draw:connector>
          <draw:connector draw:style-name="gr11" draw:text-style-name="P1" draw:layer="layout" draw:type="line" svg:x1="7.698cm" svg:y1="9.973cm" svg:x2="8.083cm" svg:y2="10.312cm" draw:start-shape="id2" draw:start-glue-point="2" draw:end-shape="id5" draw:end-glue-point="2" svg:d="M7698 9973l385 339">
            <text:p/>
          </draw:connector>
          <draw:connector draw:style-name="gr11" draw:text-style-name="P1" draw:layer="layout" draw:type="line" svg:x1="9.15cm" svg:y1="9.973cm" svg:x2="9.024cm" svg:y2="10.313cm" draw:start-shape="id3" draw:start-glue-point="2" draw:end-shape="id6" draw:end-glue-point="2" svg:d="M9150 9973l-126 340">
            <text:p/>
          </draw:connector>
          <draw:connector draw:style-name="gr11" draw:text-style-name="P1" draw:layer="layout" draw:type="line" svg:x1="9.15cm" svg:y1="9.973cm" svg:x2="9.999cm" svg:y2="10.313cm" draw:start-shape="id3" draw:start-glue-point="2" draw:end-shape="id7" draw:end-glue-point="2" svg:d="M9150 9973l849 340">
            <text:p/>
          </draw:connector>
        </draw:g>
        <draw:frame draw:style-name="gr1" draw:text-style-name="P1" draw:layer="layout" svg:width="1.778cm" svg:height="1.778cm" svg:x="5.064cm" svg:y="5.572cm">
          <draw:image xlink:href="Pictures/100002010000010000000100567239868C0A57BE.png" xlink:type="simple" xlink:show="embed" xlink:actuate="onLoad">
            <text:p/>
          </draw:image>
        </draw:frame>
        <draw:frame draw:style-name="gr1" draw:text-style-name="P1" draw:layer="layout" svg:width="1.778cm" svg:height="1.778cm" svg:x="7.064cm" svg:y="9.672cm">
          <draw:image xlink:href="Pictures/100002010000010000000100567239868C0A57BE.png" xlink:type="simple" xlink:show="embed" xlink:actuate="onLoad">
            <text:p/>
          </draw:image>
        </draw:frame>
        <draw:path draw:style-name="gr6" draw:text-style-name="P1" draw:layer="layout" svg:width="5.206cm" svg:height="6.222cm" svg:x="18.399cm" svg:y="7.477cm" svg:viewBox="0 0 5207 6223" svg:d="M5207 6223c-254-3683-5207-6223-5207-6223">
          <text:p/>
        </draw:path>
        <draw:frame draw:style-name="gr12" draw:text-style-name="P3" draw:layer="layout" svg:width="3.042cm" svg:height="2.139cm" svg:x="22.228cm" svg:y="8.501cm">
          <draw:text-box>
            <text:p text:style-name="P2"><text:span text:style-name="T1">search</text:span></text:p>
            <text:p text:style-name="P2"><text:span text:style-name="T1">query</text:span></text:p>
          </draw:text-box>
        </draw:frame>
        <draw:path draw:style-name="gr6" draw:text-style-name="P1" draw:layer="layout" svg:width="5.46cm" svg:height="6.095cm" svg:x="17.129cm" svg:y="8.112cm" svg:viewBox="0 0 5461 6096" svg:d="M0 0c1143 3810 5461 6096 5461 6096">
          <text:p/>
        </draw:path>
        <draw:frame draw:style-name="gr13" draw:text-style-name="P3" draw:layer="layout" svg:width="3.275cm" svg:height="2.139cm" svg:x="16.502cm" svg:y="11.868cm">
          <draw:text-box>
            <text:p text:style-name="P2"><text:span text:style-name="T1">top k</text:span></text:p>
            <text:p text:style-name="P2"><text:span text:style-name="T1">ranking</text:span></text:p>
          </draw:text-box>
        </draw:frame>
        <draw:frame draw:style-name="gr1" draw:text-style-name="P1" draw:layer="layout" svg:width="2.54cm" svg:height="2.54cm" svg:x="18.399cm" svg:y="9.636cm">
          <draw:image xlink:href="Pictures/100002010000010000000100C8F37F4776D65ACB.png" xlink:type="simple" xlink:show="embed" xlink:actuate="onLoad">
            <text:p/>
          </draw:image>
        </draw:frame>
        <draw:frame draw:style-name="gr1" draw:text-style-name="P1" draw:layer="layout" svg:width="1.778cm" svg:height="1.778cm" svg:x="19.415cm" svg:y="10.779cm">
          <draw:image xlink:href="Pictures/100002010000010000000100567239868C0A57BE.png" xlink:type="simple" xlink:show="embed" xlink:actuate="onLoad">
            <text:p/>
          </draw:image>
        </draw:frame>
        <draw:g>
          <draw:custom-shape draw:style-name="gr14" draw:text-style-name="P1" draw:layer="layout" svg:width="1.143cm" svg:height="1.016cm" svg:x="22.18cm" svg:y="10.605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143cm" svg:height="1.016cm" svg:x="23.28cm" svg:y="10.605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143cm" svg:height="1.016cm" svg:x="24.38cm" svg:y="10.605cm">
            <text:p text:style-name="P1">1</text:p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.778cm" svg:height="1.778cm" svg:x="23.606cm" svg:y="11.16cm">
          <draw:image xlink:href="Pictures/100002010000010000000100567239868C0A57BE.png" xlink:type="simple" xlink:show="embed" xlink:actuate="onLoad">
            <text:p/>
          </draw:image>
        </draw:frame>
        <draw:frame draw:style-name="gr15" draw:text-style-name="P3" draw:layer="layout" svg:width="5.535cm" svg:height="2.139cm" svg:x="16.674cm" svg:y="3.052cm">
          <draw:text-box>
            <text:p text:style-name="P2"><text:span text:style-name="T1">Semi-trusted</text:span></text:p>
            <text:p text:style-name="P2"><text:span text:style-name="T1">cloud servers</text:span></text:p>
          </draw:text-box>
        </draw:frame>
        <draw:frame draw:style-name="gr16" draw:text-style-name="P3" draw:layer="layout" svg:width="4.689cm" svg:height="1.195cm" svg:x="1.963cm" svg:y="18.018cm">
          <draw:text-box>
            <text:p text:style-name="P2"><text:span text:style-name="T1">data owner</text:span></text:p>
          </draw:text-box>
        </draw:frame>
        <draw:frame draw:style-name="gr17" draw:text-style-name="P3" draw:layer="layout" svg:width="4.456cm" svg:height="1.195cm" svg:x="21.955cm" svg:y="17.764cm">
          <draw:text-box>
            <text:p text:style-name="P2"><text:span text:style-name="T1">data users</text:span></text:p>
          </draw:text-box>
        </draw:frame>
        <draw:frame draw:style-name="gr18" draw:text-style-name="P1" draw:layer="layout" svg:width="4.364cm" svg:height="4.318cm" svg:x="1.889cm" svg:y="13.446cm">
          <draw:image xlink:href="Pictures/10000000000001E0000001E09475DE3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08T19:20:51.237000000</meta:creation-date>
    <dc:date>2016-08-08T20:37:19.75</dc:date>
    <meta:editing-duration>PT14M23S</meta:editing-duration>
    <meta:editing-cycles>2</meta:editing-cycles>
    <meta:generator>OpenOffice/4.1.2$Win32 OpenOffice.org_project/412m3$Build-9782</meta:generator>
    <dc:creator>shiyu ji</dc:creator>
    <meta:document-statistic meta:object-count="45"/>
  </office:meta>
</office:document-meta>
</file>